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80000017CBC684228.gif" manifest:media-type="image/gif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Cantarell" svg:font-family="Cantarell" style:font-adornments="Regular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>
      <style:text-properties style:font-name="Standard Symbols L"/>
    </style:style>
    <style:style style:name="T1" style:family="text">
      <style:text-properties style:text-position="super 58%"/>
    </style:style>
    <style:style style:name="T2" style:family="text">
      <style:text-properties style:font-name="Liberation Serif1"/>
    </style:style>
    <style:style style:name="T3" style:family="text">
      <style:text-properties style:font-name="Liberation Serif"/>
    </style:style>
    <style:style style:name="T4" style:family="text">
      <style:text-properties style:font-name="Standard Symbols 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" style:data-style-name="N0">8</text:variable-set>: The Trigonometric Functions</text:p>
      <text:list xml:id="list914696999" text:style-name="L1">
        <text:list-item>
          <text:p text:style-name="P5">Identify the opposite, adjacent, and hypotenuse of each of the following triangles:</text:p>
        </text:list-item>
      </text:list>
      <text:p text:style-name="P2"><draw:custom-shape text:anchor-type="paragraph" draw:z-index="2" draw:style-name="gr1" svg:width="0.8858in" svg:height="1.087in" svg:x="0.6409in" svg:y="0.1098in"><text:p><text:s text:c="14"/></text:p><text:p/><text:p><text:s text:c="19"/><text:span text:style-name="T4">q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5" draw:style-name="gr1" svg:width="0.9004in" svg:height="1.2425in" svg:x="5.6189in" svg:y="0.1016in"><text:p><text:span text:style-name="T4"><text:s text:c="9"/></text:span><text:span text:style-name="T4">q</text:span></text:p><text:p/><text:p/><text:p/><text:p/><text:p/><text:p/><draw:enhanced-geometry svg:viewBox="0 0 21600 21600" draw:glue-points="10800 0 5400 10800 0 21600 10800 21600 21600 21600 16200 10800" draw:text-areas="1900 12700 12700 19700" draw:mirror-horizontal="true" draw:type="right-triangle" draw:enhanced-path="M 0 0 L 21600 21600 0 21600 0 0 Z N"/></draw:custom-shape></text:p>
      <text:p text:style-name="P2"><draw:custom-shape text:anchor-type="paragraph" draw:z-index="3" draw:style-name="gr1" svg:width="1.1685in" svg:height="0.8697in" svg:x="3.922in" svg:y="0.0362in"><text:p><text:span text:style-name="T4">q</text:span></text:p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4" draw:style-name="gr1" draw:text-style-name="P6" svg:width="1.4067in" svg:height="0.5039in" svg:x="1.9866in" svg:y="0.1854in"><text:p><text:span text:style-name="T4">q <text:s text:c="14"/></text:span></text:p><draw:enhanced-geometry svg:viewBox="0 0 21600 21600" draw:glue-points="10800 0 5400 10800 0 21600 10800 21600 21600 21600 16200 10800" draw:text-areas="1900 12700 12700 19700" draw:mirror-horizontal="true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597720357" text:continue-numbering="true" text:style-name="L1">
        <text:list-item>
          <text:p text:style-name="P5">Calculate the length of each side of the following triangles (not drawn to scale):</text:p>
        </text:list-item>
      </text:list>
      <text:p text:style-name="P2"/>
      <text:p text:style-name="P2"><draw:custom-shape text:anchor-type="paragraph" draw:z-index="6" draw:style-name="gr1" svg:width="1.6748in" svg:height="1.5315in" svg:x="4.1154in" svg:y="0.1528in"><text:p><text:span text:style-name="T4"><text:s text:c="23"/></text:span></text:p><text:p><text:span text:style-name="T4">1.4</text:span><text:span text:style-name="T3">m</text:span><text:span text:style-name="T4"> <text:s text:c="36"/></text:span></text:p><text:p><text:span text:style-name="T4"><text:s/></text:span></text:p><text:p><text:span text:style-name="T4"><text:s text:c="15"/></text:span></text:p><text:p><text:span text:style-name="T4"><text:s text:c="35"/></text:span><text:span text:style-name="T4">45°</text:span></text:p><text:p><text:span text:style-name="T4"/></text:p><text:p><text:span text:style-name="T4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><draw:custom-shape text:anchor-type="paragraph" draw:z-index="7" draw:style-name="gr1" svg:width="2.6114in" svg:height="0.8295in" svg:x="0.5665in" svg:y="0.0472in"><text:p><text:span text:style-name="T4"><text:s text:c="40"/></text:span><text:span text:style-name="T4">7</text:span><text:span text:style-name="T3">m</text:span><text:span text:style-name="T4"> <text:s text:c="25"/></text:span></text:p><text:p><text:span text:style-name="T4"><text:s/></text:span></text:p><text:p><text:span text:style-name="T4"/></text:p><text:p><text:span text:style-name="T4"><text:s text:c="52"/></text:span><text:span text:style-name="T4">20°</text:span></text:p><text:p><text:span text:style-name="T4"/></text:p><text:p><text:span text:style-name="T4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9022578" text:continue-numbering="true" text:style-name="L1">
        <text:list-item>
          <text:p text:style-name="P5">Ivan is walking across a field. <text:s/>He walks 5000m in 30 minutes, at a 30<text:span text:style-name="T2">°</text:span><text:span text:style-name="T3"> angle south of west. <text:s/></text:span></text:p>
          <text:list>
            <text:list-item>
              <text:p text:style-name="P5"><text:span text:style-name="T3">Draw a diagram of the situation.</text:span></text:p>
            </text:list-item>
          </text:list>
        </text:list-item>
      </text:list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list xml:id="list549871916" text:continue-numbering="true" text:style-name="L1">
        <text:list-item>
          <text:list>
            <text:list-item>
              <text:p text:style-name="P5">How far west is Ivan from where he started? <text:s text:c="2"/></text:p>
            </text:list-item>
          </text:list>
        </text:list-item>
      </text:list>
      <text:p text:style-name="P2"/>
      <text:p text:style-name="P2"/>
      <text:list xml:id="list209270272" text:continue-numbering="true" text:style-name="L1">
        <text:list-item>
          <text:list>
            <text:list-item>
              <text:p text:style-name="P5">How far south is he from where he started? <text:s/></text:p>
            </text:list-item>
          </text:list>
        </text:list-item>
      </text:list>
      <text:p text:style-name="P2"/>
      <text:p text:style-name="P2"/>
      <text:list xml:id="list2143703433" text:continue-numbering="true" text:style-name="L1">
        <text:list-item>
          <text:list>
            <text:list-item>
              <text:p text:style-name="P5">How fast was Ivan walking?</text:p>
            </text:list-item>
          </text:list>
        </text:list-item>
      </text:list>
      <text:p text:style-name="P2"/>
      <text:p text:style-name="P2"/>
      <text:list xml:id="list1931398497" text:continue-numbering="true" text:style-name="L1">
        <text:list-item>
          <text:list>
            <text:list-item>
              <text:p text:style-name="P5">How fast was Ivan moving to the west? <text:s/></text:p>
            </text:list-item>
          </text:list>
        </text:list-item>
      </text:list>
      <text:p text:style-name="P2"/>
      <text:p text:style-name="P2"/>
      <text:list xml:id="list585852091" text:continue-numbering="true" text:style-name="L1">
        <text:list-item>
          <text:list>
            <text:list-item>
              <text:p text:style-name="P5">How fast was Ivan moving to the south?</text:p>
            </text:list-item>
          </text:list>
        </text:list-item>
      </text:list>
      <text:p text:style-name="P2"/>
      <text:p text:style-name="P2"><text:soft-page-break/></text:p>
      <text:list xml:id="list2036782434" text:continue-numbering="true" text:style-name="L1">
        <text:list-item>
          <text:p text:style-name="P5">Calculate the indicated angle for each triangle:</text:p>
        </text:list-item>
      </text:list>
      <text:p text:style-name="P2"><draw:custom-shape text:anchor-type="paragraph" draw:z-index="10" draw:style-name="gr1" svg:width="0.8713in" svg:height="0.9878in" svg:x="4.852in" svg:y="0.1047in"><text:p><text:span text:style-name="T4"><text:s text:c="20"/></text:span><text:span text:style-name="T4">q</text:span></text:p><text:p><text:span text:style-name="T4"/></text:p><text:p><text:span text:style-name="T4"><text:s text:c="25"/></text:span><text:span text:style-name="T4">2</text:span><text:span text:style-name="T3">m</text:span><text:span text:style-name="T4"> <text:s text:c="3"/></text:span></text:p><text:p><text:span text:style-name="T4"/></text:p><text:p><text:span text:style-name="T4"><text:s text:c="13"/></text:span><text:span text:style-name="T4">4</text:span><text:span text:style-name="T3">m</text:span></text:p><draw:enhanced-geometry svg:viewBox="0 0 21600 21600" draw:glue-points="10800 0 5400 10800 0 21600 10800 21600 21600 21600 16200 10800" draw:text-areas="1900 12700 12700 19700" draw:mirror-horizontal="true" draw:type="right-triangle" draw:enhanced-path="M 0 0 L 21600 21600 0 21600 0 0 Z N"/></draw:custom-shape></text:p>
      <text:p text:style-name="P2"><draw:custom-shape text:anchor-type="paragraph" draw:z-index="8" draw:style-name="gr1" svg:width="1.6748in" svg:height="0.8323in" svg:x="0.4252in" svg:y="0in"><text:p><text:span text:style-name="T4"><text:s text:c="28"/></text:span><text:span text:style-name="T4">2</text:span><text:span text:style-name="T3">m</text:span><text:span text:style-name="T4"> <text:s/></text:span></text:p><text:p><text:span text:style-name="T4">1</text:span><text:span text:style-name="T3">m</text:span><text:span text:style-name="T4"> <text:s text:c="36"/></text:span></text:p><text:p><text:span text:style-name="T4"><text:s text:c="36"/></text:span><text:span text:style-name="T4">q</text:span></text:p><text:p><text:span text:style-name="T4"><text:s text:c="15"/>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9" draw:style-name="gr1" svg:width="1.1016in" svg:height="0.8705in" svg:x="2.8728in" svg:y="0.0827in"><text:p><text:span text:style-name="T4"><text:s text:c="28"/></text:span><text:span text:style-name="T4">7</text:span><text:span text:style-name="T3">m</text:span><text:span text:style-name="T4"> <text:s/></text:span></text:p><text:p><text:span text:style-name="T4"><text:s text:c="37"/></text:span></text:p><text:p><text:span text:style-name="T4"><text:s text:c="29"/></text:span><text:span text:style-name="T4">q</text:span></text:p><text:p><text:span text:style-name="T4"><text:s text:c="22"/></text:span><text:span text:style-name="T4">5</text:span><text:span text:style-name="T3">m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643919251" text:continue-numbering="true" text:style-name="L1">
        <text:list-item>
          <text:p text:style-name="P5">Angel is hiking in the desert, where he walks 1 mile to the east, then 2 miles north. <text:s/></text:p>
          <text:list>
            <text:list-item>
              <text:p text:style-name="P5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322768936" text:continue-numbering="true" text:style-name="L1">
        <text:list-item>
          <text:list>
            <text:list-item>
              <text:p text:style-name="P5">How far is Angel from where he starte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045439858" text:continue-numbering="true" text:style-name="L1">
        <text:list-item>
          <text:list>
            <text:list-item>
              <text:p text:style-name="P5">Because he has been gone for so long, a search-and-rescue helicopter is dispatched to find Angel. <text:s/>What angle (measured from east) should the helicopter pilot fly at to find him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2332624" text:continue-numbering="true" text:style-name="L1">
        <text:list-item>
          <text:p text:style-name="P5">Hazel is flying in a plane at 400 m/s to the north. <text:s/>The wind is blowing at 200 m/s to the east. <text:s/></text:p>
          <text:list>
            <text:list-item>
              <text:p text:style-name="P5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988444719" text:continue-numbering="true" text:style-name="L1">
        <text:list-item>
          <text:list>
            <text:list-item>
              <text:p text:style-name="P5">What is Hazel’s resultant speed?</text:p>
            </text:list-item>
          </text:list>
        </text:list-item>
      </text:list>
      <text:p text:style-name="P2"/>
      <text:p text:style-name="P2"/>
      <text:p text:style-name="P2"/>
      <text:list xml:id="list1655008213" text:continue-numbering="true" text:style-name="L1">
        <text:list-item>
          <text:list>
            <text:list-item>
              <text:p text:style-name="P5">What angle will Hazel’s plane go (measured from north)?</text:p>
            </text:list-item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Cantarell" svg:font-family="Cantarell" style:font-adornments="Regular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0902in" svg:y="-0.3799in" svg:width="0.4098in" svg:height="0.8in" draw:z-index="1"><draw:image xlink:href="Pictures/10000000000000C80000017CBC684228.gif" xlink:type="simple" xlink:show="embed" xlink:actuate="onLoad"/></draw:frame> <text:s text:c="11"/>Name:<text:tab/><text:tab/><text:date style:data-style-name="N37" text:date-value="2012-10-16T06:55:57.99" text:fixed="true" text:date-adjust="PT24H00M00S">10/17/12</text:date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8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06:55:58</meta:creation-date>
    <meta:editing-duration>PT30M41S</meta:editing-duration>
    <meta:editing-cycles>14</meta:editing-cycles>
    <meta:generator>LibreOffice/3.5$Linux_X86_64 LibreOffice_project/350m1$Build-3</meta:generator>
    <dc:date>2012-10-16T07:27:10</dc:date>
    <meta:document-statistic meta:table-count="0" meta:image-count="1" meta:object-count="0" meta:page-count="2" meta:paragraph-count="21" meta:word-count="232" meta:character-count="1220" meta:non-whitespace-character-count="998"/>
  </office:meta>
</office:document-meta>
</file>